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9">
      <style:text-properties fo:font-size="11pt" officeooo:rsid="005bf1f6" officeooo:paragraph-rsid="0009c2b8" style:font-size-asian="11pt" style:font-size-complex="11pt"/>
    </style:style>
    <style:style style:name="P2" style:family="paragraph" style:parent-style-name="Standard" style:list-style-name="L2">
      <style:text-properties fo:font-size="11pt" officeooo:rsid="001df28a" officeooo:paragraph-rsid="0009c2b8" style:font-size-asian="11pt" style:font-size-complex="11pt"/>
    </style:style>
    <style:style style:name="P3" style:family="paragraph" style:parent-style-name="Standard">
      <style:text-properties fo:font-size="11pt" officeooo:rsid="001df28a" officeooo:paragraph-rsid="0009c2b8" style:font-size-asian="11pt" style:font-size-complex="11pt"/>
    </style:style>
    <style:style style:name="P4" style:family="paragraph" style:parent-style-name="Standard" style:list-style-name="L2">
      <style:text-properties fo:font-size="11pt" officeooo:rsid="0034611f" officeooo:paragraph-rsid="0009c2b8" style:font-size-asian="11pt" style:font-size-complex="11pt"/>
    </style:style>
    <style:style style:name="P5" style:family="paragraph" style:parent-style-name="Standard" style:list-style-name="L2">
      <style:text-properties fo:font-size="11pt" officeooo:rsid="003529fe" officeooo:paragraph-rsid="0009c2b8" style:font-size-asian="11pt" style:font-size-complex="11pt"/>
    </style:style>
    <style:style style:name="P6" style:family="paragraph" style:parent-style-name="Standard">
      <style:text-properties fo:font-size="11pt" officeooo:rsid="003669ef" officeooo:paragraph-rsid="0009c2b8" style:font-size-asian="11pt" style:font-size-complex="11pt"/>
    </style:style>
    <style:style style:name="P7" style:family="paragraph" style:parent-style-name="Standard">
      <style:text-properties fo:font-size="11pt" officeooo:rsid="002401b1" officeooo:paragraph-rsid="0009c2b8" style:font-size-asian="11pt" style:font-size-complex="11pt"/>
    </style:style>
    <style:style style:name="P8" style:family="paragraph" style:parent-style-name="Standard" style:list-style-name="L7">
      <style:text-properties fo:font-size="11pt" officeooo:rsid="0024d8a4" officeooo:paragraph-rsid="0009c2b8" style:font-size-asian="11pt" style:font-size-complex="11pt"/>
    </style:style>
    <style:style style:name="P9" style:family="paragraph" style:parent-style-name="Standard">
      <style:text-properties fo:font-size="11pt" officeooo:rsid="00253a58" officeooo:paragraph-rsid="0009c2b8" style:font-size-asian="11pt" style:font-size-complex="11pt"/>
    </style:style>
    <style:style style:name="P10" style:family="paragraph" style:parent-style-name="Standard">
      <style:text-properties fo:font-size="11pt" officeooo:rsid="004947dd" officeooo:paragraph-rsid="0009c2b8" style:font-size-asian="11pt" style:font-size-complex="11pt"/>
    </style:style>
    <style:style style:name="P11" style:family="paragraph" style:parent-style-name="Standard" style:list-style-name="L8">
      <style:text-properties fo:font-size="11pt" officeooo:rsid="004e691d" officeooo:paragraph-rsid="0009c2b8" style:font-size-asian="11pt" style:font-size-complex="11pt"/>
    </style:style>
    <style:style style:name="P12" style:family="paragraph" style:parent-style-name="Standard">
      <style:text-properties fo:font-size="11pt" officeooo:rsid="004e691d" officeooo:paragraph-rsid="0009c2b8" style:font-size-asian="11pt" style:font-size-complex="11pt"/>
    </style:style>
    <style:style style:name="P13" style:family="paragraph" style:parent-style-name="Standard" style:list-style-name="L9">
      <style:text-properties fo:font-size="11pt" officeooo:rsid="005b8185" officeooo:paragraph-rsid="0009c2b8" style:font-size-asian="11pt" style:font-size-complex="11pt"/>
    </style:style>
    <style:style style:name="P14" style:family="paragraph" style:parent-style-name="Standard">
      <style:text-properties fo:font-size="11pt" officeooo:rsid="005b8185" officeooo:paragraph-rsid="0009c2b8" style:font-size-asian="11pt" style:font-size-complex="11pt"/>
    </style:style>
    <style:style style:name="P15" style:family="paragraph" style:parent-style-name="Standard" style:list-style-name="L7">
      <style:text-properties fo:color="#000000" loext:opacity="100%" fo:font-size="11pt" fo:font-weight="normal" officeooo:rsid="0024d8a4" officeooo:paragraph-rsid="0009c2b8" style:font-size-asian="11pt" style:font-weight-asian="normal" style:font-size-complex="11pt" style:font-weight-complex="normal"/>
    </style:style>
    <style:style style:name="P16" style:family="paragraph" style:parent-style-name="Standard" style:list-style-name="L7">
      <style:text-properties fo:color="#000000" loext:opacity="100%" fo:font-size="11pt" fo:font-weight="normal" officeooo:rsid="00355482" officeooo:paragraph-rsid="0009c2b8" style:font-size-asian="11pt" style:font-weight-asian="normal" style:font-size-complex="11pt" style:font-weight-complex="normal"/>
    </style:style>
    <style:style style:name="P17" style:family="paragraph" style:parent-style-name="Standard" style:list-style-name="L8">
      <style:text-properties officeooo:rsid="004947dd" officeooo:paragraph-rsid="0009c2b8"/>
    </style:style>
    <style:style style:name="P18" style:family="paragraph" style:parent-style-name="Standard" style:list-style-name="L7">
      <style:text-properties officeooo:paragraph-rsid="0009c2b8"/>
    </style:style>
    <style:style style:name="P19" style:family="paragraph" style:parent-style-name="Standard">
      <style:text-properties fo:color="#111111" loext:opacity="100%" fo:font-size="11pt" fo:font-weight="normal" officeooo:rsid="0064a36a" officeooo:paragraph-rsid="0009c2b8" style:font-size-asian="11pt" style:font-weight-asian="normal" style:font-size-complex="11pt" style:font-weight-complex="normal"/>
    </style:style>
    <style:style style:name="P20" style:family="paragraph" style:parent-style-name="Standard">
      <style:text-properties fo:color="#111111" loext:opacity="100%" fo:font-size="11pt" fo:font-weight="normal" officeooo:rsid="001eff8b" officeooo:paragraph-rsid="0009c2b8" style:font-size-asian="11pt" style:font-weight-asian="normal" style:font-size-complex="11pt" style:font-weight-complex="normal"/>
    </style:style>
    <style:style style:name="P21" style:family="paragraph" style:parent-style-name="Standard" style:list-style-name="L6">
      <style:text-properties fo:color="#111111" loext:opacity="100%" fo:font-size="11pt" fo:font-weight="normal" officeooo:rsid="0039d885" officeooo:paragraph-rsid="0009c2b8" style:font-size-asian="11pt" style:font-weight-asian="normal" style:font-size-complex="11pt" style:font-weight-complex="normal"/>
    </style:style>
    <style:style style:name="P22" style:family="paragraph" style:parent-style-name="Standard" style:list-style-name="L6">
      <style:text-properties fo:color="#111111" loext:opacity="100%" fo:font-size="11pt" fo:font-weight="normal" officeooo:rsid="0031e06a" officeooo:paragraph-rsid="0009c2b8" style:font-size-asian="11pt" style:font-weight-asian="normal" style:font-size-complex="11pt" style:font-weight-complex="normal"/>
    </style:style>
    <style:style style:name="P23" style:family="paragraph" style:parent-style-name="Standard" style:list-style-name="L6">
      <style:text-properties fo:color="#111111" loext:opacity="100%" fo:font-size="11pt" fo:font-weight="normal" officeooo:rsid="00377365" officeooo:paragraph-rsid="0009c2b8" style:font-size-asian="11pt" style:font-weight-asian="normal" style:font-size-complex="11pt" style:font-weight-complex="normal"/>
    </style:style>
    <style:style style:name="P24" style:family="paragraph" style:parent-style-name="Standard" style:list-style-name="L6">
      <style:text-properties fo:color="#111111" loext:opacity="100%" fo:font-size="11pt" fo:font-weight="normal" officeooo:rsid="002ac03f" officeooo:paragraph-rsid="0009c2b8" style:font-size-asian="11pt" style:font-weight-asian="normal" style:font-size-complex="11pt" style:font-weight-complex="normal"/>
    </style:style>
    <style:style style:name="P25" style:family="paragraph" style:parent-style-name="Standard" style:list-style-name="L6">
      <style:text-properties fo:color="#111111" loext:opacity="100%" fo:font-size="11pt" fo:font-weight="normal" officeooo:rsid="002cba74" officeooo:paragraph-rsid="0009c2b8" style:font-size-asian="11pt" style:font-weight-asian="normal" style:font-size-complex="11pt" style:font-weight-complex="normal"/>
    </style:style>
    <style:style style:name="P26" style:family="paragraph" style:parent-style-name="Standard" style:list-style-name="L6">
      <style:text-properties fo:color="#111111" loext:opacity="100%" fo:font-size="11pt" fo:font-weight="normal" officeooo:rsid="003669ef" officeooo:paragraph-rsid="0009c2b8" style:font-size-asian="11pt" style:font-weight-asian="normal" style:font-size-complex="11pt" style:font-weight-complex="normal"/>
    </style:style>
    <style:style style:name="P27" style:family="paragraph" style:parent-style-name="Standard" style:list-style-name="L6">
      <style:text-properties fo:color="#111111" loext:opacity="100%" fo:font-size="11pt" fo:font-weight="normal" officeooo:rsid="000b6159" officeooo:paragraph-rsid="000b6159" style:font-size-asian="11pt" style:font-weight-asian="normal" style:font-size-complex="11pt" style:font-weight-complex="normal"/>
    </style:style>
    <style:style style:name="P28" style:family="paragraph" style:parent-style-name="Standard">
      <style:text-properties fo:color="#111111" loext:opacity="100%" fo:font-size="11pt" fo:font-weight="normal" officeooo:rsid="000b6159" officeooo:paragraph-rsid="000b6159" style:font-size-asian="11pt" style:font-weight-asian="normal" style:font-size-complex="11pt" style:font-weight-complex="normal"/>
    </style:style>
    <style:style style:name="P29" style:family="paragraph" style:parent-style-name="Standard">
      <style:text-properties fo:color="#111111" loext:opacity="100%" fo:font-size="11pt" fo:font-weight="normal" officeooo:rsid="000ccf1b" officeooo:paragraph-rsid="000ccf1b" style:font-size-asian="11pt" style:font-weight-asian="normal" style:font-size-complex="11pt" style:font-weight-complex="normal"/>
    </style:style>
    <style:style style:name="P30" style:family="paragraph" style:parent-style-name="Standard" style:list-style-name="L10">
      <style:text-properties fo:color="#111111" loext:opacity="100%" fo:font-size="11pt" fo:font-weight="normal" officeooo:rsid="000ccf1b" officeooo:paragraph-rsid="000ccf1b" style:font-size-asian="11pt" style:font-weight-asian="normal" style:font-size-complex="11pt" style:font-weight-complex="normal"/>
    </style:style>
    <style:style style:name="P31" style:family="paragraph" style:parent-style-name="Standard" style:list-style-name="L10">
      <style:text-properties fo:color="#111111" loext:opacity="100%" fo:font-size="11pt" fo:font-weight="normal" officeooo:rsid="000cf656" officeooo:paragraph-rsid="000cf656" style:font-size-asian="11pt" style:font-weight-asian="normal" style:font-size-complex="11pt" style:font-weight-complex="normal"/>
    </style:style>
    <style:style style:name="P32" style:family="paragraph" style:parent-style-name="Standard" style:list-style-name="L10">
      <style:text-properties fo:color="#111111" loext:opacity="100%" fo:font-size="11pt" fo:font-weight="normal" officeooo:rsid="000ecde2" officeooo:paragraph-rsid="000ecde2" style:font-size-asian="11pt" style:font-weight-asian="normal" style:font-size-complex="11pt" style:font-weight-complex="normal"/>
    </style:style>
    <style:style style:name="P33" style:family="paragraph" style:parent-style-name="Standard" style:list-style-name="L10">
      <style:text-properties fo:color="#111111" loext:opacity="100%" fo:font-size="11pt" fo:font-weight="normal" officeooo:rsid="00108d59" officeooo:paragraph-rsid="00108d59" style:font-size-asian="11pt" style:font-weight-asian="normal" style:font-size-complex="11pt" style:font-weight-complex="normal"/>
    </style:style>
    <style:style style:name="P34" style:family="paragraph" style:parent-style-name="Standard">
      <style:text-properties fo:color="#111111" loext:opacity="100%" fo:font-size="11pt" fo:font-weight="normal" officeooo:rsid="00108d59" officeooo:paragraph-rsid="00108d59" style:font-size-asian="11pt" style:font-weight-asian="normal" style:font-size-complex="11pt" style:font-weight-complex="normal"/>
    </style:style>
    <style:style style:name="P35" style:family="paragraph" style:parent-style-name="Standard">
      <style:text-properties fo:color="#111111" loext:opacity="100%" fo:font-size="11pt" fo:font-weight="normal" officeooo:rsid="0012ead0" officeooo:paragraph-rsid="0012ead0" style:font-size-asian="11pt" style:font-weight-asian="normal" style:font-size-complex="11pt" style:font-weight-complex="normal"/>
    </style:style>
    <style:style style:name="P36" style:family="paragraph" style:parent-style-name="Standard" style:list-style-name="L11">
      <style:text-properties fo:color="#111111" loext:opacity="100%" fo:font-size="11pt" fo:font-weight="normal" officeooo:rsid="0012ead0" officeooo:paragraph-rsid="0012ead0" style:font-size-asian="11pt" style:font-weight-asian="normal" style:font-size-complex="11pt" style:font-weight-complex="normal"/>
    </style:style>
    <style:style style:name="P37" style:family="paragraph" style:parent-style-name="Standard" style:list-style-name="L11">
      <style:text-properties fo:color="#111111" loext:opacity="100%" fo:font-size="11pt" fo:font-weight="normal" officeooo:rsid="0012ead0" officeooo:paragraph-rsid="00143115" style:font-size-asian="11pt" style:font-weight-asian="normal" style:font-size-complex="11pt" style:font-weight-complex="normal"/>
    </style:style>
    <style:style style:name="P38" style:family="paragraph" style:parent-style-name="Standard">
      <style:text-properties fo:color="#111111" loext:opacity="100%" fo:font-size="11pt" fo:font-weight="normal" officeooo:rsid="0012ead0" officeooo:paragraph-rsid="00143115" style:font-size-asian="11pt" style:font-weight-asian="normal" style:font-size-complex="11pt" style:font-weight-complex="normal"/>
    </style:style>
    <style:style style:name="P39" style:family="paragraph" style:parent-style-name="Standard">
      <style:text-properties fo:color="#111111" loext:opacity="100%" fo:font-size="11pt" fo:font-weight="normal" officeooo:rsid="00147fdc" officeooo:paragraph-rsid="00147fdc" style:font-size-asian="11pt" style:font-weight-asian="normal" style:font-size-complex="11pt" style:font-weight-complex="normal"/>
    </style:style>
    <style:style style:name="P40" style:family="paragraph" style:parent-style-name="Standard" style:list-style-name="L12">
      <style:text-properties fo:color="#111111" loext:opacity="100%" fo:font-size="11pt" fo:font-weight="normal" officeooo:rsid="001596d0" officeooo:paragraph-rsid="001596d0" style:font-size-asian="11pt" style:font-weight-asian="normal" style:font-size-complex="11pt" style:font-weight-complex="normal"/>
    </style:style>
    <style:style style:name="P41" style:family="paragraph" style:parent-style-name="Standard" style:list-style-name="L11">
      <style:text-properties fo:color="#111111" loext:opacity="100%" fo:font-size="11pt" fo:font-weight="normal" officeooo:rsid="0016ac5a" officeooo:paragraph-rsid="0016ac5a" style:font-size-asian="11pt" style:font-weight-asian="normal" style:font-size-complex="11pt" style:font-weight-complex="normal"/>
    </style:style>
    <style:style style:name="T1" style:family="text">
      <style:text-properties officeooo:rsid="005d5617"/>
    </style:style>
    <style:style style:name="T2" style:family="text">
      <style:text-properties officeooo:rsid="005df096"/>
    </style:style>
    <style:style style:name="T3" style:family="text">
      <style:text-properties officeooo:rsid="001df28a"/>
    </style:style>
    <style:style style:name="T4" style:family="text">
      <style:text-properties officeooo:rsid="0021656c"/>
    </style:style>
    <style:style style:name="T5" style:family="text">
      <style:text-properties officeooo:rsid="0022943a"/>
    </style:style>
    <style:style style:name="T6" style:family="text">
      <style:text-properties officeooo:rsid="00365cfe"/>
    </style:style>
    <style:style style:name="T7" style:family="text">
      <style:text-properties officeooo:rsid="0039d885"/>
    </style:style>
    <style:style style:name="T8" style:family="text">
      <style:text-properties officeooo:rsid="003b4b7d"/>
    </style:style>
    <style:style style:name="T9" style:family="text">
      <style:text-properties officeooo:rsid="0023b295"/>
    </style:style>
    <style:style style:name="T10" style:family="text">
      <style:text-properties officeooo:rsid="00673034"/>
    </style:style>
    <style:style style:name="T11" style:family="text">
      <style:text-properties officeooo:rsid="0068d80d"/>
    </style:style>
    <style:style style:name="T12" style:family="text">
      <style:text-properties officeooo:rsid="006a3464"/>
    </style:style>
    <style:style style:name="T13" style:family="text">
      <style:text-properties officeooo:rsid="00692b62"/>
    </style:style>
    <style:style style:name="T14" style:family="text">
      <style:text-properties officeooo:rsid="0074a106"/>
    </style:style>
    <style:style style:name="T15" style:family="text">
      <style:text-properties officeooo:rsid="006c30b7"/>
    </style:style>
    <style:style style:name="T16" style:family="text">
      <style:text-properties officeooo:rsid="006d0958"/>
    </style:style>
    <style:style style:name="T17" style:family="text">
      <style:text-properties officeooo:rsid="00725741"/>
    </style:style>
    <style:style style:name="T18" style:family="text">
      <style:text-properties officeooo:rsid="00433f5e"/>
    </style:style>
    <style:style style:name="T19" style:family="text">
      <style:text-properties officeooo:rsid="0038376c"/>
    </style:style>
    <style:style style:name="T20" style:family="text">
      <style:text-properties officeooo:rsid="005bf1f6"/>
    </style:style>
    <style:style style:name="T21" style:family="text">
      <style:text-properties officeooo:rsid="0036b6e4"/>
    </style:style>
    <style:style style:name="T22" style:family="text">
      <style:text-properties officeooo:rsid="002401b1"/>
    </style:style>
    <style:style style:name="T23" style:family="text">
      <style:text-properties officeooo:rsid="0093b36f"/>
    </style:style>
    <style:style style:name="T24" style:family="text">
      <style:text-properties officeooo:rsid="0073c103"/>
    </style:style>
    <style:style style:name="T25" style:family="text">
      <style:text-properties officeooo:rsid="00963ccb"/>
    </style:style>
    <style:style style:name="T26" style:family="text">
      <style:text-properties officeooo:rsid="0077e323"/>
    </style:style>
    <style:style style:name="T27" style:family="text">
      <style:text-properties officeooo:rsid="009ab3a1"/>
    </style:style>
    <style:style style:name="T28" style:family="text">
      <style:text-properties officeooo:rsid="007b2b0d"/>
    </style:style>
    <style:style style:name="T29" style:family="text">
      <style:text-properties officeooo:rsid="007c73d8"/>
    </style:style>
    <style:style style:name="T30" style:family="text">
      <style:text-properties officeooo:rsid="007cda36"/>
    </style:style>
    <style:style style:name="T31" style:family="text">
      <style:text-properties officeooo:rsid="00377365"/>
    </style:style>
    <style:style style:name="T32" style:family="text">
      <style:text-properties officeooo:rsid="002f3fbf"/>
    </style:style>
    <style:style style:name="T33" style:family="text">
      <style:text-properties officeooo:rsid="003ae8bf"/>
    </style:style>
    <style:style style:name="T34" style:family="text">
      <style:text-properties officeooo:rsid="0031e06a"/>
    </style:style>
    <style:style style:name="T35" style:family="text">
      <style:text-properties officeooo:rsid="003284f0"/>
    </style:style>
    <style:style style:name="T36" style:family="text">
      <style:text-properties officeooo:rsid="007efdf3"/>
    </style:style>
    <style:style style:name="T37" style:family="text">
      <style:text-properties fo:font-size="11pt" style:font-size-asian="11pt" style:font-size-complex="11pt"/>
    </style:style>
    <style:style style:name="T38" style:family="text">
      <style:text-properties fo:font-size="11pt" officeooo:rsid="0024d8a4" style:font-size-asian="11pt" style:font-size-complex="11pt"/>
    </style:style>
    <style:style style:name="T39" style:family="text">
      <style:text-properties fo:font-size="11pt" officeooo:rsid="00377365" style:font-size-asian="11pt" style:font-size-complex="11pt"/>
    </style:style>
    <style:style style:name="T40" style:family="text">
      <style:text-properties fo:font-size="11pt" officeooo:rsid="0038376c" style:font-size-asian="11pt" style:font-size-complex="11pt"/>
    </style:style>
    <style:style style:name="T41" style:family="text">
      <style:text-properties fo:font-size="11pt" officeooo:rsid="00253a58" style:font-size-asian="11pt" style:font-size-complex="11pt"/>
    </style:style>
    <style:style style:name="T42" style:family="text">
      <style:text-properties fo:font-size="11pt" officeooo:rsid="0026b13e" style:font-size-asian="11pt" style:font-size-complex="11pt"/>
    </style:style>
    <style:style style:name="T43" style:family="text">
      <style:text-properties fo:font-size="11pt" officeooo:rsid="004ff578" style:font-size-asian="11pt" style:font-size-complex="11pt"/>
    </style:style>
    <style:style style:name="T44" style:family="text">
      <style:text-properties fo:font-size="11pt" officeooo:rsid="0049fc66" style:font-size-asian="11pt" style:font-size-complex="11pt"/>
    </style:style>
    <style:style style:name="T45" style:family="text">
      <style:text-properties fo:font-size="11pt" officeooo:rsid="0049af7b" style:font-size-asian="11pt" style:font-size-complex="11pt"/>
    </style:style>
    <style:style style:name="T46" style:family="text">
      <style:text-properties fo:font-size="11pt" officeooo:rsid="0051d0de" style:font-size-asian="11pt" style:font-size-complex="11pt"/>
    </style:style>
    <style:style style:name="T47" style:family="text">
      <style:text-properties fo:font-size="11pt" officeooo:rsid="00538bef" style:font-size-asian="11pt" style:font-size-complex="11pt"/>
    </style:style>
    <style:style style:name="T48" style:family="text">
      <style:text-properties officeooo:rsid="000f12c6"/>
    </style:style>
    <style:style style:name="T49" style:family="text">
      <style:text-properties officeooo:rsid="000f2777"/>
    </style:style>
    <style:style style:name="T50" style:family="text">
      <style:text-properties officeooo:rsid="0014311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ctions:</text:p>
      <text:list xml:id="list218357940" text:style-name="L2">
        <text:list-item>
          <text:p text:style-name="P4">Actions <text:span text:style-name="T3">consist in the following:</text:span></text:p>
          <text:list>
            <text:list-item>
              <text:p text:style-name="P4">P ~ play success</text:p>
            </text:list-item>
            <text:list-item>
              <text:p text:style-name="P4">Z ~ play sabotage, </text:p>
            </text:list-item>
            <text:list-item>
              <text:p text:style-name="P5">N ~ nominate mission team, </text:p>
            </text:list-item>
            <text:list-item>
              <text:p text:style-name="P4"><text:span text:style-name="T3">V ~ </text:span><text:span text:style-name="T4">cast </text:span><text:span text:style-name="T3">vote </text:span><text:span text:style-name="T5">regarding</text:span><text:span text:style-name="T3"> team, </text:span><text:span text:style-name="T6">V </text:span><text:span text:style-name="T7">= {A </text:span><text:span text:style-name="T8">~ accept </text:span><text:span text:style-name="T3">team</text:span><text:span text:style-name="T7">, R </text:span><text:span text:style-name="T8">~ reject </text:span><text:span text:style-name="T3">team</text:span><text:span text:style-name="T7">}</text:span></text:p>
            </text:list-item>
          </text:list>
        </text:list-item>
        <text:list-item>
          <text:p text:style-name="P2">Actions = {P, Z, N, V <text:span text:style-name="T9">= {</text:span>A, R<text:span text:style-name="T9">}</text:span>}</text:p>
        </text:list-item>
      </text:list>
      <text:p text:style-name="P3"/>
      <text:p text:style-name="P3"><text:span text:style-name="T10">Observations</text:span>:</text:p>
      <text:list xml:id="list162235214759769" text:continue-numbering="true" text:style-name="L2">
        <text:list-item>
          <text:p text:style-name="P4"><text:span text:style-name="T10">Observations</text:span> <text:span text:style-name="T3">consist in the following:</text:span></text:p>
          <text:list>
            <text:list-item>
              <text:p text:style-name="P4"><text:span text:style-name="T11">M</text:span> ~ <text:span text:style-name="T12">the mission succeeds</text:span></text:p>
            </text:list-item>
            <text:list-item>
              <text:p text:style-name="P4"><text:span text:style-name="T11">S</text:span> ~ <text:span text:style-name="T12">the mission was sabotaged,</text:span></text:p>
            </text:list-item>
            <text:list-item>
              <text:p text:style-name="P5"><text:span text:style-name="T13">T</text:span><text:span text:style-name="T14">(a)</text:span> ~ <text:span text:style-name="T12">Team T is nominated </text:span><text:span text:style-name="T14">by agent a</text:span>, </text:p>
            </text:list-item>
            <text:list-item>
              <text:p text:style-name="P4"><text:span text:style-name="T3">V</text:span><text:span text:style-name="T15">(a)</text:span><text:span text:style-name="T3"> ~ </text:span><text:span text:style-name="T15">Agent a casts vote V where</text:span><text:span text:style-name="T3"> </text:span><text:span text:style-name="T6">V </text:span><text:span text:style-name="T7">= {A </text:span><text:span text:style-name="T8">~ accept </text:span><text:span text:style-name="T3">team</text:span><text:span text:style-name="T7">, R </text:span><text:span text:style-name="T8">~ reject </text:span><text:span text:style-name="T3">team</text:span><text:span text:style-name="T7">}</text:span></text:p>
            </text:list-item>
          </text:list>
        </text:list-item>
        <text:list-item>
          <text:p text:style-name="P2"><text:span text:style-name="T16">Observations</text:span> = {<text:span text:style-name="T16">M</text:span>, <text:span text:style-name="T16">S</text:span>, <text:span text:style-name="T16">T</text:span>, V <text:span text:style-name="T9">= {</text:span>A, R<text:span text:style-name="T9">}</text:span>}</text:p>
        </text:list-item>
      </text:list>
      <text:p text:style-name="P19"/>
      <text:p text:style-name="P20">Probabilities to Track <text:span text:style-name="T17">Version 2</text:span>:</text:p>
      <text:list xml:id="list3051909968" text:style-name="L6">
        <text:list-item>
          <text:p text:style-name="P21">Let spy(a) = “agent a is a spy”</text:p>
        </text:list-item>
        <text:list-item>
          <text:p text:style-name="P22">Let action(a, b) = “agent a performs action b”</text:p>
        </text:list-item>
        <text:list-item>
          <text:p text:style-name="P23"><text:span text:style-name="T18">We w</text:span>ant to find the following posterior: P(spy(a) | action(<text:span text:style-name="T19">a</text:span>, b))</text:p>
        </text:list-item>
        <text:list-item>
          <text:p text:style-name="P24"><text:span text:style-name="T7">P(</text:span><text:span text:style-name="T23">spy(a) | </text:span><text:span text:style-name="T24">M</text:span><text:span text:style-name="T7">) = P(</text:span><text:span text:style-name="T24">M</text:span><text:span text:style-name="T7"> </text:span><text:span text:style-name="T23">| spy(a)</text:span><text:span text:style-name="T7">)*P(</text:span><text:span text:style-name="T25">spy(a)</text:span><text:span text:style-name="T7">)/P(</text:span><text:span text:style-name="T24">M</text:span><text:span text:style-name="T7">)</text:span>, <text:span text:style-name="T24">M</text:span> = <text:span text:style-name="T24">the mission succeeds</text:span></text:p>
        </text:list-item>
        <text:list-item>
          <text:p text:style-name="P25"><text:span text:style-name="T7">P(</text:span><text:span text:style-name="T23">spy(a) | </text:span><text:span text:style-name="T24">S</text:span><text:span text:style-name="T7">) = P(</text:span><text:span text:style-name="T24">S</text:span><text:span text:style-name="T7"> </text:span><text:span text:style-name="T23">| spy(a)</text:span><text:span text:style-name="T7">)*P(</text:span><text:span text:style-name="T25">spy(a)</text:span><text:span text:style-name="T7">)/P(</text:span><text:span text:style-name="T24">S</text:span><text:span text:style-name="T7">)</text:span>, <text:span text:style-name="T24">S</text:span> = <text:span text:style-name="T24">the mission was sabotaged</text:span></text:p>
        </text:list-item>
        <text:list-item>
          <text:p text:style-name="P25"><text:span text:style-name="T7">P(</text:span><text:span text:style-name="T23">spy(a) | </text:span><text:span text:style-name="T14">T</text:span><text:span text:style-name="T26">(a)</text:span><text:span text:style-name="T7">) = P(</text:span><text:span text:style-name="T14">T</text:span><text:span text:style-name="T26">(a)</text:span><text:span text:style-name="T7"> </text:span><text:span text:style-name="T23">| spy(a)</text:span><text:span text:style-name="T7">)*P(</text:span><text:span text:style-name="T25">spy(a)</text:span><text:span text:style-name="T7">)/P(</text:span><text:span text:style-name="T14">T</text:span><text:span text:style-name="T26">(a)</text:span><text:span text:style-name="T7">)</text:span>, <text:span text:style-name="T14">T</text:span><text:span text:style-name="T26">(a)</text:span> = <text:span text:style-name="T14">mission T </text:span><text:span text:style-name="T26">is nominated by agent a</text:span></text:p>
        </text:list-item>
        <text:list-item>
          <text:p text:style-name="P26"><text:span text:style-name="T7">P(</text:span><text:span text:style-name="T23">spy(a) | </text:span><text:span text:style-name="T27">V</text:span><text:span text:style-name="T28">(a)</text:span><text:span text:style-name="T7">) = P(</text:span><text:span text:style-name="T27">V</text:span><text:span text:style-name="T28">(a)</text:span><text:span text:style-name="T7"> </text:span><text:span text:style-name="T23">| spy(a)</text:span><text:span text:style-name="T7">)*P(</text:span><text:span text:style-name="T25">spy(a)</text:span><text:span text:style-name="T7">)/P(</text:span><text:span text:style-name="T27">V</text:span><text:span text:style-name="T28">(a)</text:span><text:span text:style-name="T7">)</text:span>, V<text:span text:style-name="T28">(a)</text:span> = <text:span text:style-name="T29">agent a </text:span>vote<text:span text:style-name="T29">s</text:span> for the <text:span text:style-name="T21">proposed mission </text:span><text:span text:style-name="T30">T(a)</text:span><text:span text:style-name="T21"> team, </text:span><text:span text:style-name="T22">either A or R</text:span></text:p>
        </text:list-item>
        <text:list-item>
          <text:p text:style-name="P27">Hence prior P(spy(a)) gets updated via the corresponding bayesian update</text:p>
        </text:list-item>
      </text:list>
      <text:p text:style-name="P28"/>
      <text:p text:style-name="P29">Procedure:</text:p>
      <text:list xml:id="list2610336287" text:style-name="L10">
        <text:list-item>
          <text:p text:style-name="P30">Find P(spy(a) | action) for the appropriate action, via Bayes Rule</text:p>
        </text:list-item>
        <text:list-item>
          <text:p text:style-name="P30">update the unconditional probability of this action: P(action)</text:p>
        </text:list-item>
        <text:list-item>
          <text:p text:style-name="P31">Use the relevant bayesian probability to find P(<text:span text:style-name="T48">proposed </text:span>mission will fail)</text:p>
        </text:list-item>
        <text:list-item>
          <text:p text:style-name="P32"><text:span text:style-name="T49">compare the probability that the proposed mission will fail against</text:span> the average probability of a mission failure.</text:p>
          <text:list>
            <text:list-item>
              <text:p text:style-name="P32">If spy accept mission if at least 2 spies on the team? If P(mission failure) &gt; AVG(P(mission failure))?</text:p>
            </text:list-item>
            <text:list-item>
              <text:p text:style-name="P33">If resistance accept mission if P(mission failure) &lt; AVG(P(mission failure))</text:p>
            </text:list-item>
          </text:list>
        </text:list-item>
      </text:list>
      <text:p text:style-name="P34"/>
      <text:p text:style-name="P35">Finding P(proposed mission will fail)</text:p>
      <text:list xml:id="list1587527518" text:style-name="L11">
        <text:list-item>
          <text:p text:style-name="P36">proposed mission more likely to fail if agents suspected of being spies are on the mission</text:p>
        </text:list-item>
        <text:list-item>
          <text:p text:style-name="P36">mission very likely to fail if proposer is a suspected spy.</text:p>
        </text:list-item>
        <text:list-item>
          <text:p text:style-name="P37">Mission most likely to fail if proposer is strongly suspected spy and all members on the proposed mission are also strongly suspected spies. </text:p>
        </text:list-item>
        <text:list-item>
          <text:p text:style-name="P37"><text:span text:style-name="T50">We can get the suspicion scores for each agent from the self.</text:span>spy_probability <text:span text:style-name="T50">dictionary.</text:span></text:p>
        </text:list-item>
        <text:list-item>
          <text:p text:style-name="P41">P(mission will fail) = sum of the probabilities that each player on the team is a spy divided by size of team </text:p>
        </text:list-item>
      </text:list>
      <text:p text:style-name="P38"/>
      <text:p text:style-name="P39">Proposing missions (team_size, fails_required)</text:p>
      <text:list xml:id="list4136917686" text:style-name="L12">
        <text:list-item>
          <text:p text:style-name="P40"/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6"/>
      <text:p text:style-name="P7">Estimating Action Probabilities:</text:p>
      <text:list xml:id="list3955882738" text:style-name="L7">
        <text:list-item>
          <text:p text:style-name="P8">When estimating P(<text:span text:style-name="T31">action(</text:span><text:span text:style-name="T19">a</text:span><text:span text:style-name="T31">, b)</text:span>), for any action, <text:span text:style-name="T31">action(</text:span><text:span text:style-name="T19">a</text:span><text:span text:style-name="T31">, b)</text:span>:</text:p>
          <text:list>
            <text:list-item>
              <text:p text:style-name="P8">Estimate P(<text:span text:style-name="T31">action(</text:span><text:span text:style-name="T19">a</text:span><text:span text:style-name="T31">, b)</text:span> | world_i) weighted by P(world_i):</text:p>
              <text:list>
                <text:list-item>
                  <text:p text:style-name="P8">P(<text:span text:style-name="T31">action(</text:span><text:span text:style-name="T19">a</text:span><text:span text:style-name="T31">, b)</text:span>) = sum(P(<text:span text:style-name="T31">action(</text:span><text:span text:style-name="T19">a</text:span><text:span text:style-name="T31">, b) </text:span>| <text:span text:style-name="T31">spy(a)</text:span>) * P(<text:span text:style-name="T31">spy(a)</text:span>), I) <text:span text:style-name="T32">prob</text:span><text:span text:style-name="T33">ably </text:span><text:span text:style-name="T32">don’t need the sum!</text:span></text:p>
                </text:list-item>
                <text:list-item>
                  <text:p text:style-name="P15">P(<text:span text:style-name="T34">action(a, </text:span><text:span text:style-name="T35">b</text:span><text:span text:style-name="T34">)</text:span>) = P(<text:span text:style-name="T34">action(a, </text:span><text:span text:style-name="T35">b</text:span><text:span text:style-name="T34">)</text:span> | <text:span text:style-name="T32">P(spy(a))</text:span>) * P(<text:span text:style-name="T32">P(spy(a))</text:span>)</text:p>
                </text:list-item>
                <text:list-item>
                  <text:p text:style-name="P16">Need P(spy(a)) now, can this just be a prior? - <text:span text:style-name="T36">yes</text:span></text:p>
                </text:list-item>
              </text:list>
            </text:list-item>
          </text:list>
        </text:list-item>
        <text:list-item>
          <text:p text:style-name="P18"><text:span text:style-name="T38">When action </text:span><text:span text:style-name="T39">action(</text:span><text:span text:style-name="T40">a</text:span><text:span text:style-name="T39">, b)</text:span><text:span text:style-name="T38"> occurs, must update all world probabilities to include this new info. </text:span><text:span text:style-name="T41">Do this b</text:span><text:span text:style-name="T42">y </text:span><text:span text:style-name="T41">calculating P(World | </text:span><text:span text:style-name="T39">action(</text:span><text:span text:style-name="T40">a</text:span><text:span text:style-name="T39">, b)</text:span><text:span text:style-name="T41">).</text:span></text:p>
        </text:list-item>
      </text:list>
      <text:p text:style-name="P9"/>
      <text:p text:style-name="P10">General Notes:</text:p>
      <text:list xml:id="list3210056093" text:style-name="L8">
        <text:list-item>
          <text:p text:style-name="P17"><text:span text:style-name="T37">Let indexed probability values denote P(X) at some iteration of the Bayesian update rule. </text:span><text:span text:style-name="T43">Hence P(X) is </text:span><text:span text:style-name="T37">P_0(X) prior to any updates, P_1(X) after the first update and so on...</text:span></text:p>
        </text:list-item>
        <text:list-item>
          <text:p text:style-name="P17"><text:span text:style-name="T44">If </text:span><text:span text:style-name="T45">P_0(spy(a)) </text:span><text:span text:style-name="T46">is the initial prior for P(spy(a)) </text:span><text:span text:style-name="T44">then </text:span><text:span text:style-name="T46">first </text:span><text:span text:style-name="T44">update is </text:span><text:span text:style-name="T37">P(spy(a) | action(a, b)) = P_</text:span><text:span text:style-name="T45">1</text:span><text:span text:style-name="T37">(spy(a)), </text:span><text:span text:style-name="T47">where the conditional is computed via Bayes’ Rule</text:span><text:span text:style-name="T37">.</text:span></text:p>
        </text:list-item>
        <text:list-item>
          <text:p text:style-name="P11">Hence we require a prior probability distribution for P(spy(a)) for all agents, a. Let this be the following uniform distribution: 1/number of players.</text:p>
        </text:list-item>
      </text:list>
      <text:p text:style-name="P12"/>
      <text:p text:style-name="P14">Questions:</text:p>
      <text:list xml:id="list3337259254" text:style-name="L9">
        <text:list-item>
          <text:p text:style-name="P13">validation of present agent </text:p>
        </text:list-item>
        <text:list-item>
          <text:p text:style-name="P13">plotting performance <text:span text:style-name="T20">as compared with the random agent</text:span></text:p>
          <text:list>
            <text:list-item>
              <text:p text:style-name="P1">win rate <text:span text:style-name="T1">per game for 100 games – </text:span><text:span text:style-name="T2">spies and resistance. </text:span><text:span text:style-name="T1"><text:s/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5T15:23:00.293875353</meta:creation-date>
    <meta:generator>LibreOffice/7.1.6.2$Linux_X86_64 LibreOffice_project/10$Build-2</meta:generator>
    <dc:date>2021-10-15T16:22:33.622812205</dc:date>
    <meta:editing-duration>PT38M42S</meta:editing-duration>
    <meta:editing-cycles>12</meta:editing-cycles>
    <meta:document-statistic meta:table-count="0" meta:image-count="0" meta:object-count="0" meta:page-count="2" meta:paragraph-count="53" meta:word-count="599" meta:character-count="3376" meta:non-whitespace-character-count="2864"/>
  </office:meta>
</office:document-meta>
</file>